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</office:font-face-decls>
  <office:automatic-styles>
    <style:style style:name="Таблица1" style:family="table">
      <style:table-properties style:width="16.997cm" fo:margin-left="0.011cm" fo:margin-top="0cm" fo:margin-bottom="0cm" table:align="left" style:writing-mode="lr-tb"/>
    </style:style>
    <style:style style:name="Таблица1.A" style:family="table-column">
      <style:table-column-properties style:column-width="8.297cm"/>
    </style:style>
    <style:style style:name="Таблица1.B" style:family="table-column">
      <style:table-column-properties style:column-width="8.7cm"/>
    </style:style>
    <style:style style:name="Таблица1.1" style:family="table-row">
      <style:table-row-properties fo:keep-together="auto"/>
    </style:style>
    <style:style style:name="Таблица1.A1" style:family="table-cell" style:data-style-name="N20004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" style:family="table">
      <style:table-properties style:width="16.997cm" fo:margin-left="0.011cm" fo:margin-top="0cm" fo:margin-bottom="0cm" table:align="left" style:writing-mode="lr-tb"/>
    </style:style>
    <style:style style:name="Таблица2.A" style:family="table-column">
      <style:table-column-properties style:column-width="8.086cm"/>
    </style:style>
    <style:style style:name="Таблица2.B" style:family="table-column">
      <style:table-column-properties style:column-width="8.911cm"/>
    </style:style>
    <style:style style:name="Таблица2.1" style:family="table-row">
      <style:table-row-properties style:min-row-height="0.699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officeooo:rsid="0002c031"/>
    </style:style>
    <style:style style:name="P2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weight="bold" officeooo:paragraph-rsid="000b37c4" style:font-size-asian="12pt" style:font-weight-asian="bold" style:font-size-complex="12pt"/>
    </style:style>
    <style:style style:name="P3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weight="bold" officeooo:paragraph-rsid="000b37c4" style:font-size-asian="12pt" style:language-asian="uk" style:country-asian="UA" style:font-weight-asian="bold" style:font-size-complex="12pt"/>
    </style:style>
    <style:style style:name="P4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fo:font-style="italic" fo:font-weight="bold" officeooo:paragraph-rsid="000b37c4" style:font-size-asian="12pt" style:font-style-asian="italic" style:font-weight-asian="bold" style:font-size-complex="12pt"/>
    </style:style>
    <style:style style:name="P5" style:family="paragraph" style:parent-style-name="FR1">
      <style:paragraph-properties fo:margin-left="0cm" fo:margin-right="0cm" fo:text-indent="0cm" style:auto-text-indent="false" style:writing-mode="lr-tb">
        <style:tab-stops/>
      </style:paragraph-properties>
      <style:text-properties fo:font-size="12pt" fo:language="uk" fo:country="UA" officeooo:paragraph-rsid="000b37c4" style:font-size-asian="12pt" style:language-asian="uk" style:country-asian="UA" style:font-size-complex="12pt"/>
    </style:style>
    <style:style style:name="P6" style:family="paragraph" style:parent-style-name="Standard">
      <style:text-properties officeooo:rsid="0002c031"/>
    </style:style>
    <style:style style:name="P7" style:family="paragraph" style:parent-style-name="Standard" style:list-style-name="L2">
      <style:paragraph-properties fo:margin-top="0cm" fo:margin-bottom="0cm" style:contextual-spacing="false" fo:line-height="107%" style:writing-mode="lr-tb"/>
      <style:text-properties officeooo:paragraph-rsid="000b37c4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fo:language="uk" fo:country="UA" officeooo:rsid="0002c031" officeooo:paragraph-rsid="000b37c4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fo:language="uk" fo:country="UA" officeooo:paragraph-rsid="000b37c4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 style:writing-mode="lr-tb"/>
      <style:text-properties style:font-name="Times New Roman" fo:font-size="12pt" fo:language="uk" fo:country="UA" fo:font-weight="bold" officeooo:paragraph-rsid="000b37c4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7%" fo:text-align="justify" style:justify-single-word="false" fo:text-indent="1cm" style:auto-text-indent="false" style:writing-mode="lr-tb"/>
      <style:text-properties style:font-name="Times New Roman" fo:font-size="12pt" fo:language="uk" fo:country="UA" fo:font-weight="bold" officeooo:paragraph-rsid="000b37c4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2pt" fo:language="uk" fo:country="UA" fo:font-weight="bold" officeooo:paragraph-rsid="000b37c4" style:font-size-asian="12pt" style:font-weight-asian="bold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7%" fo:text-align="start" style:justify-single-word="false" fo:text-indent="0cm" style:auto-text-indent="false" style:writing-mode="lr-tb">
        <style:tab-stops/>
      </style:paragraph-properties>
      <style:text-properties style:font-name="Times New Roman" fo:font-size="12pt" fo:language="uk" fo:country="UA" fo:font-weight="bold" officeooo:rsid="0002c031" officeooo:paragraph-rsid="000b37c4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>
        <style:tab-stops/>
      </style:paragraph-properties>
      <style:text-properties style:font-name="Times New Roman" fo:font-size="12pt" fo:language="uk" fo:country="UA" fo:font-weight="bold" officeooo:paragraph-rsid="000b37c4" style:font-size-asian="12pt" style:language-asian="uk" style:country-asian="UA" style:font-weight-asian="bold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2pt" fo:language="uk" fo:country="UA" officeooo:rsid="0002c031" officeooo:paragraph-rsid="000b37c4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style:font-name="Times New Roman" fo:font-size="12pt" fo:language="uk" fo:country="UA" officeooo:rsid="0002c031" officeooo:paragraph-rsid="000b37c4" style:font-size-asian="12pt" style:font-size-complex="12pt"/>
    </style:style>
    <style:style style:name="P17" style:family="paragraph" style:parent-style-name="Standard" style:list-style-name="L1">
      <loext:graphic-properties draw:fill-gradient-name="gradient" draw:fill-hatch-name="hatch"/>
      <style:text-properties style:font-name="Times New Roman" fo:font-size="12pt" officeooo:paragraph-rsid="000b37c4" style:font-size-asian="12pt" style:font-size-complex="12pt"/>
    </style:style>
    <style:style style:name="T1" style:family="text">
      <style:text-properties officeooo:rsid="000989d3"/>
    </style:style>
    <style:style style:name="T2" style:family="text">
      <style:text-properties officeooo:rsid="0002c031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="Times New Roman" fo:font-size="10pt" fo:language="en" fo:country="US" style:font-size-asian="10pt" style:font-size-complex="10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02c031" style:font-size-asian="12pt" style:font-size-complex="12pt"/>
    </style:style>
    <style:style style:name="T8" style:family="text">
      <style:text-properties style:font-name="Times New Roman" fo:font-size="12pt" style:font-size-asian="12pt" style:language-asian="zh" style:country-asian="CN" style:font-size-complex="12pt" style:font-style-complex="italic" style:font-weight-complex="bold"/>
    </style:style>
    <style:style style:name="T9" style:family="text">
      <style:text-properties fo:color="#002060" loext:opacity="100%" style:font-name="Times New Roman" fo:font-size="12pt" style:font-size-asian="12pt" style:font-size-complex="12pt"/>
    </style:style>
    <style:style style:name="T10" style:family="text">
      <style:text-properties fo:color="#002060" loext:opacity="100%" style:font-name="Times New Roman" fo:font-size="12pt" style:font-size-asian="12pt" style:language-asian="zh" style:country-asian="CN" style:font-size-complex="12pt" style:font-style-complex="italic" style:font-weight-complex="bold"/>
    </style:style>
    <style:style style:name="T11" style:family="text">
      <style:text-properties fo:language="uk" fo:country="UA" officeooo:rsid="00405890"/>
    </style:style>
    <style:style style:name="T12" style:family="text">
      <style:text-properties fo:language="uk" fo:country="UA" officeooo:rsid="004de74e"/>
    </style:style>
    <style:style style:name="T13" style:family="text">
      <style:text-properties fo:language="en" fo:country="US" officeooo:rsid="004fd9c1"/>
    </style:style>
    <style:style style:name="T14" style:family="text">
      <style:text-properties fo:language="en" fo:country="US" officeooo:rsid="003d47fb"/>
    </style:style>
    <text:list-style style:name="L1">
      <text:list-level-style-bullet text:level="1" text:style-name="Bullet_20_Symbols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20004" number:language="uk" number:country="UA">
      <number:number number:decimal-places="2" number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equipment name" text:name="py3o.objects.name"/>
        <text:user-field-decl office:value-type="string" office:string-value="user.name" text:name="py3o.user.name"/>
        <text:user-field-decl office:value-type="string" office:string-value="partner vat" text:name="py3o.objects.vat"/>
        <text:user-field-decl office:value-type="string" office:string-value="item.name" text:name="py3o.item.name"/>
        <text:user-field-decl office:value-type="string" office:string-value="item.partner_id.name" text:name="py3o.item.partner_id.name"/>
      </text:user-field-decls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float" office:value="0">
            <text:p text:style-name="P2"/>
            <text:p text:style-name="P2"/>
            <text:p text:style-name="P2"/>
            <text:p text:style-name="P2"/>
            <text:p text:style-name="P4"><text:s/></text:p>
          </table:table-cell>
          <table:table-cell table:style-name="Таблица1.B1" office:value-type="string">
            <text:p text:style-name="P5">Голові Комітету Фонду гарантування вкладів фізичних осіб з питань консолідації, управління та продажу майна (активів) банків</text:p>
            <text:p text:style-name="P3">Ользі БІЛАЙ</text:p>
          </table:table-cell>
        </table:table-row>
      </table:table>
      <text:p text:style-name="P12"/>
      <text:p text:style-name="P12"/>
      <text:p text:style-name="P10">Доповідна записка</text:p>
      <text:p text:style-name="P10"/>
      <text:p text:style-name="P9"><text:span text:style-name="T5">Стосовно: </text:span><text:span text:style-name="T6">погодження реструктуризації кредитної заборгованості фізичної особи - позичальника </text:span><text:span text:style-name="T7"><text:user-field-get text:name="py3o.objects.name">equipment name</text:user-field-get></text:span><text:span text:style-name="T7"><text:s/></text:span></text:p>
      <text:p text:style-name="P11"/>
      <text:p text:style-name="P9"><text:span text:style-name="T5">Суть питання: </text:span><text:span text:style-name="T6">до Фонду надійшов лист </text:span><text:span text:style-name="T7"><text:user-field-get text:name="py3o.objects.name">equipment name</text:user-field-get></text:span><text:span text:style-name="T7"><text:s/></text:span><text:span text:style-name="T6">(далі – Банк) від </text:span><text:span text:style-name="T6"><text:text-input text:description="py3o://function=&quot;o_format_date(objects.write_date, lang_code=lang)&quot;">[objects.write_date]</text:text-input></text:span><text:span text:style-name="T6"><text:s/>№</text:span><text:span text:style-name="T9"><text:user-field-get text:name="py3o.objects.vat">partner vat</text:user-field-get></text:span><text:span text:style-name="T6"> щодо погодження умов реструктуризації кредитної заборгованості фізичної особи – </text:span><text:span text:style-name="T7"><text:user-field-get text:name="py3o.objects.name">equipment name</text:user-field-get></text:span><text:span text:style-name="T7"><text:s/></text:span><text:span text:style-name="T6">(далі – Позичальник) – за </text:span><text:span text:style-name="T9">договором про іпотечний кредит</text:span><text:span text:style-name="T6"> </text:span><text:span text:style-name="T8">№</text:span><text:span text:style-name="T10"><text:user-field-get text:name="py3o.objects.vat">partner vat</text:user-field-get></text:span><text:span text:style-name="T10"> </text:span><text:span text:style-name="T6">від </text:span><text:span text:style-name="T6"><text:text-input text:description="py3o://function=&quot;o_format_date(objects.__last_update, lang_code=lang)&quot;">objects.__last_update</text:text-input></text:span><text:span text:style-name="T6"><text:s/>(далі – Кредитний договір), виконання якого забезпечено іпотекою, в порядку та на умовах визначених «Положенням про порядок проведення реструктуризації кредитної заборгованості фізичних осіб (крім фізичних осіб-підприємців) за кредитними договорами, виконання зобов’язань за якими забезпечене іпотекою, перед банками, процедура ліквідації яких здійснюється Фондом гарантування вкладів фізичних осіб» (далі – Положення).</text:span></text:p>
      <text:p text:style-name="P15"><text:text-input text:description="py3o://for=&quot;item in invoice_ids&quot;">for="item in invoice_ids"</text:text-input></text:p>
      <text:list xml:id="list2594067865" text:style-name="L1">
        <text:list-item>
          <text:p text:style-name="P17"><text:span text:style-name="T11">Рахунок №</text:span><text:span text:style-name="T11"><text:user-field-get text:name="py3o.item.name">item.name</text:user-field-get></text:span><text:span text:style-name="T11"> </text:span><text:span text:style-name="T12">від </text:span><text:span text:style-name="T12"><text:text-input text:description="py3o://function=&quot;o_format_date(item.invoice_date, lang_code=lang)&quot;">item.invoice_date</text:text-input></text:span><text:span text:style-name="T12"><text:s/></text:span><text:span text:style-name="T13">(</text:span><text:span text:style-name="T14"><text:user-field-get text:name="py3o.item.partner_id.name">item.partner_id.name</text:user-field-get></text:span><text:span text:style-name="T13">)</text:span></text:p>
        </text:list-item>
      </text:list>
      <text:p text:style-name="P16"><text:text-input text:description="py3o:///for">/for</text:text-input></text:p>
      <text:p text:style-name="P15"/>
      <text:p text:style-name="P1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В.о. директора департаменту <text:line-break/>ліквідації банків</text:p>
          </table:table-cell>
          <table:table-cell table:style-name="Таблица2.A1" office:value-type="string">
            <text:p text:style-name="P14"/>
            <text:p text:style-name="P14">Мар’яна ШКОЛЬНА</text:p>
          </table:table-cell>
        </table:table-row>
      </table:table>
      <text:list xml:id="list2323528693" text:style-name="L2">
        <text:list-item>
          <text:p text:style-name="P7"><text:span text:style-name="T3">Виконавець: </text:span><text:span text:style-name="T4"><text:user-field-get text:name="py3o.user.name">user.name</text:user-field-get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1" style:family="paragraph" style:parent-style-name="Standard" style:default-outline-level="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style:font-size-asian="10pt" style:language-asian="ru" style:country-asian="RU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2-21T21:35:44.043000000</dc:date>
    <meta:editing-duration>PT1H28M26S</meta:editing-duration>
    <meta:editing-cycles>11</meta:editing-cycles>
    <meta:generator>LibreOffice/7.2.4.1$Windows_x86 LibreOffice_project/27d75539669ac387bb498e35313b970b7fe9c4f9</meta:generator>
    <meta:document-statistic meta:table-count="2" meta:image-count="0" meta:object-count="0" meta:page-count="1" meta:paragraph-count="12" meta:word-count="143" meta:character-count="1162" meta:non-whitespace-character-count="1033"/>
  </office:meta>
</office:document-meta>
</file>